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istieron:</text:p>
      <text:p text:style-name="Standard">Vicente</text:p>
      <text:p text:style-name="Standard">Cristina</text:p>
      <text:p text:style-name="Standard">Fernando</text:p>
      <text:p text:style-name="Standard">Andreina</text:p>
      <text:p text:style-name="Standard">Daniela Hernandez</text:p>
      <text:p text:style-name="Standard"/>
      <text:p text:style-name="Standard"/>
      <text:p text:style-name="Standard">NOTA: para todos los CU ELIMINAR no se eliminara realmente de la BD, se marcara como desactivado</text:p>
      <text:p text:style-name="Standard"/>
      <text:p text:style-name="Standard"/>
      <text:p text:style-name="Standard">L: Linda</text:p>
      <text:p text:style-name="Standard">V: Vicente</text:p>
      <text:p text:style-name="Standard">DR: Daniela Ruiz</text:p>
      <text:p text:style-name="Standard">DH: Daniela Hernandez</text:p>
      <text:p text:style-name="Standard"/>
      <text:p text:style-name="Standard"/>
      <text:p text:style-name="Standard">USUARIO</text:p>
      <text:p text:style-name="Standard">V<text:tab/>Registrar usuario</text:p>
      <text:p text:style-name="Standard">V<text:tab/>Iniciar sesion</text:p>
      <text:p text:style-name="Standard">V<text:tab/>Gestionar usuarios<text:tab/>Solo admin</text:p>
      <text:p text:style-name="Standard">V<text:tab/>Consultar perfil</text:p>
      <text:p text:style-name="Standard">Gestionar invitacion a proyecto</text:p>
      <text:p text:style-name="Standard">V<text:tab/>Modificar perfil de usuario</text:p>
      <text:p text:style-name="Standard">V(solo estructura)<text:tab/>Recuperar contraseña</text:p>
      <text:p text:style-name="Standard">Realizar busqueda</text:p>
      <text:p text:style-name="Standard">Listar proyectos de participante</text:p>
      <text:p text:style-name="Standard">Listar roles de participante</text:p>
      <text:p text:style-name="Standard">Abandonar proyecto</text:p>
      <text:p text:style-name="Standard"/>
      <text:p text:style-name="Standard"/>
      <text:p text:style-name="Standard"/>
      <text:p text:style-name="Standard">METODOLOGIA</text:p>
      <text:p text:style-name="Standard">L<text:tab/>Crear metodologia</text:p>
      <text:p text:style-name="Standard">V<text:tab/>Cambiar estado de metodologia<text:tab/>Solo admin</text:p>
      <text:p text:style-name="Standard">L<text:tab/>Consultar metodologia</text:p>
      <text:p text:style-name="Standard">L<text:tab/>Modificar metodologia</text:p>
      <text:p text:style-name="Standard">L<text:tab/>Eliminar metodologia</text:p>
      <text:p text:style-name="Standard"/>
      <text:p text:style-name="Standard"/>
      <text:p text:style-name="Standard">PROCESO SW</text:p>
      <text:p text:style-name="Standard">V<text:tab/>Agregar proceso de software<text:tab/><text:tab/>Solo admin</text:p>
      <text:p text:style-name="Standard">L<text:tab/>Consultar proceso de sw</text:p>
      <text:p text:style-name="Standard">V<text:tab/>Editar proceso de sw<text:tab/><text:tab/><text:tab/>Solo admin</text:p>
      <text:p text:style-name="Standard">V<text:tab/>Eliminar proceso de sw<text:tab/><text:tab/>Solo admin</text:p>
      <text:p text:style-name="Standard"/>
      <text:p text:style-name="Standard"/>
      <text:p text:style-name="Standard">ROL</text:p>
      <text:p text:style-name="Standard"><text:soft-page-break/>Agregar rol<text:tab/><text:tab/>Solo admin</text:p>
      <text:p text:style-name="Standard">DH<text:tab/>Consultar rol</text:p>
      <text:p text:style-name="Standard">Editar rol<text:tab/><text:tab/>Solo admin</text:p>
      <text:p text:style-name="Standard">DH<text:tab/>Listar participantes de un rol</text:p>
      <text:p text:style-name="Standard">Listar actividades de un rol</text:p>
      <text:p text:style-name="Standard">Eliminar rol<text:tab/><text:tab/>Solo admin</text:p>
      <text:p text:style-name="Standard"/>
      <text:p text:style-name="Standard"/>
      <text:p text:style-name="Standard">ACTIVIDAD</text:p>
      <text:p text:style-name="Standard">Crear actividad</text:p>
      <text:p text:style-name="Standard">Asignar actividad precedente</text:p>
      <text:p text:style-name="Standard">Asignar actividad sucesora</text:p>
      <text:p text:style-name="Standard">Asignar rol a participante</text:p>
      <text:p text:style-name="Standard">Agregar subactividad</text:p>
      <text:p text:style-name="Standard">Consultar actividad</text:p>
      <text:p text:style-name="Standard">Consultar act precedente</text:p>
      <text:p text:style-name="Standard">Consultar act sucesora</text:p>
      <text:p text:style-name="Standard">Gestionar participantes de actividad</text:p>
      <text:p text:style-name="Standard">Gestionar artefactos de actividad</text:p>
      <text:p text:style-name="Standard">Listar roles de actividad</text:p>
      <text:p text:style-name="Standard">Listar tecnicas de actividad</text:p>
      <text:p text:style-name="Standard">Eliminar actividad</text:p>
      <text:p text:style-name="Standard"/>
      <text:p text:style-name="Standard"/>
      <text:p text:style-name="Standard">TECNICA</text:p>
      <text:p text:style-name="Standard">V<text:tab/>Crear tecnica<text:tab/><text:tab/><text:tab/><text:tab/>Solo admin</text:p>
      <text:p text:style-name="Standard">L<text:tab/>Consultar tecnica</text:p>
      <text:p text:style-name="Standard">V<text:tab/>Modificar tecnica<text:tab/><text:tab/><text:tab/>Solo admin</text:p>
      <text:p text:style-name="Standard">V<text:tab/>Eliminar tecnica<text:tab/><text:tab/><text:tab/>Solo admin</text:p>
      <text:p text:style-name="Standard"/>
      <text:p text:style-name="Standard"/>
      <text:p text:style-name="Standard">ARTEFACTO</text:p>
      <text:p text:style-name="Standard">DH<text:tab/>Crear artefacto (incluye subirlo)</text:p>
      <text:p text:style-name="Standard">DH<text:tab/>Consultar artefacto</text:p>
      <text:p text:style-name="Standard">Modificar artefacto</text:p>
      <text:p text:style-name="Standard">Asociar tecnica a artefacto</text:p>
      <text:p text:style-name="Standard">Descargar artefacto</text:p>
      <text:p text:style-name="Standard"/>
      <text:p text:style-name="Standard"/>
      <text:p text:style-name="Standard">PROYECTO</text:p>
      <text:p text:style-name="Standard">DR<text:tab/>Crear proyecto</text:p>
      <text:p text:style-name="Standard">DR<text:tab/>Asignar metodologia</text:p>
      <text:p text:style-name="Standard">DR<text:tab/>Consultar proyecto</text:p>
      <text:p text:style-name="Standard">Solicitar participacion en un proyecto</text:p>
      <text:p text:style-name="Standard">Invitar participante a proyecto</text:p>
      <text:p text:style-name="Standard">Mostrar grafo de actividades</text:p>
      <text:p text:style-name="Standard">DR<text:tab/>Modificar proyecto</text:p>
      <text:p text:style-name="Standard">DR<text:tab/>Gestionar proyecto</text:p>
      <text:p text:style-name="Standard">Gestionar participantes de proyecto</text:p>
      <text:p text:style-name="Standard"><text:soft-page-break/>Gestionar actividades</text:p>
      <text:p text:style-name="Standard">DR<text:tab/>Eliminar proyecto</text:p>
      <text:p text:style-name="Standard">Eliminar participante de proyec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na </meta:initial-creator>
    <meta:creation-date>2012-06-01T14:39:16</meta:creation-date>
    <dc:date>2012-06-01T16:03:37</dc:date>
    <dc:creator>Andreina </dc:creator>
    <meta:editing-duration>PT49M1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79" meta:word-count="268" meta:character-count="1826" meta:non-whitespace-character-count="1623"/>
  </office:meta>
</office:document-meta>
</file>